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akkal Majalla" svg:font-family="&quot;Sakkal Majalla&quot;"/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fo:background-color="#FFFFFF"/>
      <style:text-properties style:font-name="Sakkal Majalla" style:font-name-asian="Sakkal Majalla" style:font-name-complex="Sakkal Majalla"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/>
      <style:text-properties style:font-name="Sakkal Majalla" style:font-name-asian="Sakkal Majalla" style:font-name-complex="Sakkal Majalla"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/>
      <style:text-properties style:font-name="Sakkal Majalla" style:font-name-asian="Sakkal Majalla" style:font-name-complex="Sakkal Majalla" fo:font-size="20pt" style:font-size-asian="20pt" style:font-size-complex="2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style:font-name="Sakkal Majalla" style:font-name-asian="Sakkal Majalla" style:font-name-complex="Sakkal Majalla" fo:font-size="18pt" style:font-size-asian="18pt" style:font-size-complex="18pt" fo:font-weight="bold" style:font-weight-asian="bold" style:font-weight-complex="bold"/>
    </style:style>
    <style:style style:name="ce7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center"/>
      <style:text-properties fo:color="#000000" style:font-name="Sakkal Majalla" style:font-name-asian="Sakkal Majalla" style:font-name-complex="Sakkal Majalla" fo:font-size="18pt" style:font-size-asian="18pt" style:font-size-complex="18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end" fo:margin-right="0cm"/>
      <style:text-properties style:font-name="Sakkal Majalla" style:font-name-asian="Sakkal Majalla" style:font-name-complex="Sakkal Majalla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/>
      <style:text-properties fo:color="#000000" style:font-name="Sakkal Majalla" style:font-name-asian="Sakkal Majalla" style:font-name-complex="Sakkal Majalla" fo:font-size="18pt" style:font-size-asian="18pt" style:font-size-complex="18pt"/>
    </style:style>
    <style:style style:name="ce10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center"/>
      <style:text-properties fo:color="#000000" style:font-name="Sakkal Majalla" style:font-name-asian="Sakkal Majalla" style:font-name-complex="Sakkal Majalla" fo:font-size="18pt" style:font-size-asian="18pt" style:font-size-complex="18pt"/>
    </style:style>
    <style:style style:name="ce11" style:family="table-cell" style:parent-style-name="Normal_32_2_32_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Sakkal Majalla" style:font-name-asian="Sakkal Majalla" style:font-name-complex="Sakkal Majalla" fo:font-size="18pt" style:font-size-asian="18pt" style:font-size-complex="18pt"/>
    </style:style>
    <style:style style:name="ce12" style:family="table-cell" style:parent-style-name="Normal_32_2_32_2" style:data-style-name="N0">
      <style:table-cell-properties fo:border="thin solid #000000" style:vertical-align="automatic" fo:background-color="transparent" style:cell-protect="protected"/>
      <style:text-properties fo:color="#000000" style:font-name="Sakkal Majalla" style:font-name-asian="Sakkal Majalla" style:font-name-complex="Sakkal Majalla" fo:font-size="18pt" style:font-size-asian="18pt" style:font-size-complex="18pt"/>
    </style:style>
    <style:style style:name="ce13" style:family="table-cell" style:parent-style-name="Normal_32_2_32_2" style:data-style-name="N0">
      <style:table-cell-properties fo:border="thin solid #000000" style:vertical-align="top" fo:background-color="transparent" style:cell-protect="protected"/>
      <style:text-properties fo:color="#000000" style:font-name="Sakkal Majalla" style:font-name-asian="Sakkal Majalla" style:font-name-complex="Sakkal Majalla" fo:font-size="18pt" style:font-size-asian="18pt" style:font-size-complex="18pt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Sakkal Majalla" style:font-name-asian="Sakkal Majalla" style:font-name-complex="Sakkal Majalla" fo:font-size="18pt" style:font-size-asian="18pt" style:font-size-complex="18pt" fo:font-weight="bold" style:font-weight-asian="bold" style:font-weight-complex="bold"/>
    </style:style>
    <style:style style:name="ce15" style:family="table-cell" style:parent-style-name="Default" style:data-style-name="N2">
      <style:table-cell-properties fo:border="thin solid #000000" style:vertical-align="middle" fo:wrap-option="wrap" style:repeat-content="false"/>
      <style:paragraph-properties fo:text-align="center"/>
      <style:text-properties fo:color="#000000" style:font-name="Sakkal Majalla" style:font-name-asian="Sakkal Majalla" style:font-name-complex="Sakkal Majalla" fo:font-size="18pt" style:font-size-asian="18pt" style:font-size-complex="18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color="#000000" style:font-name="Sakkal Majalla" style:font-name-asian="Sakkal Majalla" style:font-name-complex="Sakkal Majalla" fo:font-size="18pt" style:font-size-asian="18pt" style:font-size-complex="18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/>
      <style:text-properties style:font-name="Sakkal Majalla" style:font-name-asian="Sakkal Majalla" style:font-name-complex="Sakkal Majalla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ext-properties style:font-name="Sakkal Majalla" style:font-name-asian="Sakkal Majalla" style:font-name-complex="Sakkal Majalla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style:font-name="Sakkal Majalla" style:font-name-asian="Sakkal Majalla" style:font-name-complex="Sakkal Majalla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  <style:text-properties style:font-name="Sakkal Majalla" style:font-name-asian="Sakkal Majalla" style:font-name-complex="Sakkal Majalla" fo:font-size="18pt" style:font-size-asian="18pt" style:font-size-complex="18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/>
      <style:text-properties style:font-name="Sakkal Majalla" style:font-name-asian="Sakkal Majalla" style:font-name-complex="Sakkal Majalla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Sakkal Majalla" style:font-name-asian="Sakkal Majalla" style:font-name-complex="Sakkal Majalla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Sakkal Majalla" style:font-name-asian="Sakkal Majalla" style:font-name-complex="Sakkal Majalla" fo:font-size="14pt" style:font-size-asian="14pt" style:font-size-complex="14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Sakkal Majalla" style:font-name-asian="Sakkal Majalla" style:font-name-complex="Sakkal Majalla" fo:font-size="18pt" style:font-size-asian="18pt" style:font-size-complex="18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Sakkal Majalla" style:font-name-asian="Sakkal Majalla" style:font-name-complex="Sakkal Majalla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Sakkal Majalla" style:font-name-asian="Sakkal Majalla" style:font-name-complex="Sakkal Majalla" fo:font-size="20pt" style:font-size-asian="20pt" style:font-size-complex="2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Sakkal Majalla" style:font-name-asian="Sakkal Majalla" style:font-name-complex="Sakkal Majalla" fo:font-size="20pt" style:font-size-asian="20pt" style:font-size-complex="2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39208333333333cm"/>
    </style:style>
    <style:style style:name="co3" style:family="table-column">
      <style:table-column-properties fo:break-before="auto" style:column-width="2.71638888888889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78694444444444cm"/>
    </style:style>
    <style:style style:name="co6" style:family="table-column">
      <style:table-column-properties fo:break-before="auto" style:column-width="2.62819444444444cm"/>
    </style:style>
    <style:style style:name="co7" style:family="table-column">
      <style:table-column-properties fo:break-before="auto" style:column-width="2.99861111111111cm"/>
    </style:style>
    <style:style style:name="co8" style:family="table-column">
      <style:table-column-properties fo:break-before="auto" style:column-width="4.65666666666667cm"/>
    </style:style>
    <style:style style:name="co9" style:family="table-column">
      <style:table-column-properties fo:break-before="auto" style:column-width="3.79236111111111cm"/>
    </style:style>
    <style:style style:name="co10" style:family="table-column">
      <style:table-column-properties fo:break-before="auto" style:column-width="2.80458333333333cm"/>
    </style:style>
    <style:style style:name="co11" style:family="table-column">
      <style:table-column-properties fo:break-before="auto" style:column-width="2.73402777777778cm"/>
    </style:style>
    <style:style style:name="co12" style:family="table-column">
      <style:table-column-properties fo:break-before="auto" style:column-width="2.98097222222222cm"/>
    </style:style>
    <style:style style:name="co13" style:family="table-column">
      <style:table-column-properties fo:break-before="auto" style:column-width="3.01625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4.5pt" style:use-optimal-row-height="true" fo:break-before="auto"/>
    </style:style>
    <style:style style:name="ro3" style:family="table-row">
      <style:table-row-properties style:row-height="29.5pt" style:use-optimal-row-height="tru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9,_Environnemnt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_9_1" table:style-name="ta2"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49" table:default-cell-style-name="ce1"/>
        <table:table-row table:style-name="ro2">
          <table:table-cell table:style-name="ce2"/>
          <table:table-cell table:number-columns-repeated="5" table:style-name="ce1"/>
          <table:table-cell office:value-type="string" table:style-name="ce3">
            <text:p>الجدول: عدد الحرائق المسجلة حسب الولاية، 2020-2024</text:p>
          </table:table-cell>
          <table:table-cell table:number-columns-repeated="16377"/>
        </table:table-row>
        <table:table-row table:style-name="ro3">
          <table:table-cell office:value-type="string" table:style-name="ce4">
            <text:p>Tableau: Nombre annuel des incendies et feux de brousse enregistrés par wilaya, <text:s/>2020 -2024<text:s text:c="2"/></text:p>
          </table:table-cell>
          <table:table-cell table:number-columns-repeated="6" table:style-name="ce5"/>
          <table:table-cell table:number-columns-repeated="16377"/>
        </table:table-row>
        <table:table-row table:style-name="ro4">
          <table:table-cell office:value-type="string" table:style-name="ce6">
            <text:p>Wilaya<text:s/></text:p>
          </table:table-cell>
          <table:table-cell office:value-type="string" table:style-name="ce7">
            <text:p>2020-2021</text:p>
          </table:table-cell>
          <table:table-cell office:value-type="string" table:style-name="ce7">
            <text:p>2021-2022</text:p>
          </table:table-cell>
          <table:table-cell office:value-type="string" table:style-name="ce7">
            <text:p>2022-2023</text:p>
          </table:table-cell>
          <table:table-cell office:value-type="string" table:style-name="ce7">
            <text:p>2023-2024</text:p>
          </table:table-cell>
          <table:table-cell office:value-type="string" table:style-name="ce7">
            <text:p>2024-2025</text:p>
          </table:table-cell>
          <table:table-cell office:value-type="string" table:style-name="ce8">
            <text:p>الولاية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Hodh Chargui</text:p>
          </table:table-cell>
          <table:table-cell office:value-type="float" office:value="53" table:style-name="ce10">
            <text:p>53,00</text:p>
          </table:table-cell>
          <table:table-cell office:value-type="float" office:value="37" table:style-name="ce10">
            <text:p>37,00</text:p>
          </table:table-cell>
          <table:table-cell office:value-type="float" office:value="90" table:style-name="ce10">
            <text:p>90,00</text:p>
          </table:table-cell>
          <table:table-cell office:value-type="float" office:value="35" table:style-name="ce10">
            <text:p>35,00</text:p>
          </table:table-cell>
          <table:table-cell office:value-type="float" office:value="55" table:style-name="ce10">
            <text:p>55,00</text:p>
          </table:table-cell>
          <table:table-cell office:value-type="string" table:style-name="ce11">
            <text:p>الحوض الشرقي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Hodh El Gharbi</text:p>
          </table:table-cell>
          <table:table-cell office:value-type="float" office:value="18" table:style-name="ce10">
            <text:p>18,00</text:p>
          </table:table-cell>
          <table:table-cell office:value-type="float" office:value="11" table:style-name="ce10">
            <text:p>11,00</text:p>
          </table:table-cell>
          <table:table-cell office:value-type="float" office:value="34" table:style-name="ce10">
            <text:p>34,00</text:p>
          </table:table-cell>
          <table:table-cell office:value-type="float" office:value="28" table:style-name="ce10">
            <text:p>28,00</text:p>
          </table:table-cell>
          <table:table-cell office:value-type="float" office:value="42" table:style-name="ce10">
            <text:p>42,00</text:p>
          </table:table-cell>
          <table:table-cell office:value-type="string" table:style-name="ce12">
            <text:p>الحوض الغربي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Assaba</text:p>
          </table:table-cell>
          <table:table-cell office:value-type="float" office:value="23" table:style-name="ce10">
            <text:p>23,00</text:p>
          </table:table-cell>
          <table:table-cell office:value-type="float" office:value="17" table:style-name="ce10">
            <text:p>17,00</text:p>
          </table:table-cell>
          <table:table-cell office:value-type="float" office:value="59" table:style-name="ce10">
            <text:p>59,00</text:p>
          </table:table-cell>
          <table:table-cell office:value-type="float" office:value="40" table:style-name="ce10">
            <text:p>40,00</text:p>
          </table:table-cell>
          <table:table-cell office:value-type="float" office:value="19" table:style-name="ce10">
            <text:p>19,00</text:p>
          </table:table-cell>
          <table:table-cell office:value-type="string" table:style-name="ce12">
            <text:p>لعصابه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Gorgol</text:p>
          </table:table-cell>
          <table:table-cell office:value-type="float" office:value="8" table:style-name="ce10">
            <text:p>8,00</text:p>
          </table:table-cell>
          <table:table-cell office:value-type="float" office:value="15" table:style-name="ce10">
            <text:p>15,00</text:p>
          </table:table-cell>
          <table:table-cell office:value-type="float" office:value="20" table:style-name="ce10">
            <text:p>20,00</text:p>
          </table:table-cell>
          <table:table-cell office:value-type="float" office:value="18" table:style-name="ce10">
            <text:p>18,00</text:p>
          </table:table-cell>
          <table:table-cell office:value-type="float" office:value="39" table:style-name="ce10">
            <text:p>39,00</text:p>
          </table:table-cell>
          <table:table-cell office:value-type="string" table:style-name="ce12">
            <text:p>كوركول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Brakna</text:p>
          </table:table-cell>
          <table:table-cell office:value-type="float" office:value="7" table:style-name="ce10">
            <text:p>7,00</text:p>
          </table:table-cell>
          <table:table-cell office:value-type="float" office:value="25" table:style-name="ce10">
            <text:p>25,00</text:p>
          </table:table-cell>
          <table:table-cell office:value-type="float" office:value="37" table:style-name="ce10">
            <text:p>37,00</text:p>
          </table:table-cell>
          <table:table-cell office:value-type="float" office:value="37" table:style-name="ce10">
            <text:p>37,00</text:p>
          </table:table-cell>
          <table:table-cell office:value-type="float" office:value="17" table:style-name="ce10">
            <text:p>17,00</text:p>
          </table:table-cell>
          <table:table-cell office:value-type="string" table:style-name="ce12">
            <text:p>لبراكنة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Trarza</text:p>
          </table:table-cell>
          <table:table-cell office:value-type="float" office:value="15" table:style-name="ce10">
            <text:p>15,00</text:p>
          </table:table-cell>
          <table:table-cell office:value-type="float" office:value="12" table:style-name="ce10">
            <text:p>12,00</text:p>
          </table:table-cell>
          <table:table-cell office:value-type="float" office:value="9" table:style-name="ce10">
            <text:p>9,00</text:p>
          </table:table-cell>
          <table:table-cell office:value-type="float" office:value="27" table:style-name="ce10">
            <text:p>27,00</text:p>
          </table:table-cell>
          <table:table-cell office:value-type="float" office:value="1" table:style-name="ce10">
            <text:p>1,00</text:p>
          </table:table-cell>
          <table:table-cell office:value-type="string" table:style-name="ce12">
            <text:p>اترارزة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Adrar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2">
            <text:p>آدرار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D. Nouadhibou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2">
            <text:p>داخلت انواذيبو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Tagant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float" office:value="1" table:style-name="ce10">
            <text:p>1,00</text:p>
          </table:table-cell>
          <table:table-cell office:value-type="string" table:style-name="ce12">
            <text:p>تكانت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Guidimakha</text:p>
          </table:table-cell>
          <table:table-cell office:value-type="float" office:value="41" table:style-name="ce10">
            <text:p>41,00</text:p>
          </table:table-cell>
          <table:table-cell office:value-type="float" office:value="54" table:style-name="ce10">
            <text:p>54,00</text:p>
          </table:table-cell>
          <table:table-cell office:value-type="float" office:value="84" table:style-name="ce10">
            <text:p>84,00</text:p>
          </table:table-cell>
          <table:table-cell office:value-type="float" office:value="73" table:style-name="ce10">
            <text:p>73,00</text:p>
          </table:table-cell>
          <table:table-cell office:value-type="float" office:value="75" table:style-name="ce10">
            <text:p>75,00</text:p>
          </table:table-cell>
          <table:table-cell office:value-type="string" table:style-name="ce12">
            <text:p>كيدي ماغا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Tiris Zemmour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2">
            <text:p>تيرس زمور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lnchiri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3">
            <text:p>اينشيري</text:p>
          </table:table-cell>
          <table:table-cell table:number-columns-repeated="16377"/>
        </table:table-row>
        <table:table-row table:style-name="ro4">
          <table:table-cell office:value-type="string" table:style-name="ce14">
            <text:p>Total National</text:p>
          </table:table-cell>
          <table:table-cell table:number-columns-repeated="5" table:style-name="ce15"/>
          <table:table-cell office:value-type="string" table:style-name="ce16">
            <text:p>المجموع الوطني</text:p>
          </table:table-cell>
          <table:table-cell table:number-columns-repeated="16377"/>
        </table:table-row>
        <table:table-row table:style-name="ro5">
          <table:table-cell office:value-type="string" table:style-name="ce17">
            <text:p>Ministère de L'Environnement et du Développement Durable.</text:p>
          </table:table-cell>
          <table:table-cell table:number-columns-repeated="5" table:style-name="ce18"/>
          <table:table-cell office:value-type="string" table:style-name="ce19">
            <text:p>المصدر :<text:s/><text:span text:style-name="T2">وزارة البيئة</text:span><text:s/>والتنمية المستدامة</text:p>
          </table:table-cell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  <table:table table:name="T_9_2" table:style-name="ta1"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2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8" table:default-cell-style-name="ce1"/>
        <table:table-column table:style-name="co1" table:number-columns-repeated="249" table:default-cell-style-name="ce1"/>
        <table:table-row table:style-name="ro4">
          <table:table-cell table:style-name="ce2"/>
          <table:table-cell table:number-columns-repeated="5" table:style-name="ce1"/>
          <table:table-cell office:value-type="string" table:style-name="ce20">
            <text:p><text:span text:style-name="T3">الجدول</text:span><text:span text:style-name="T4">: المساحة المحروقة سنويا بفعل الحرائق حسب الولاية، 2020-2024</text:span></text:p>
          </table:table-cell>
          <table:table-cell table:number-columns-repeated="16377"/>
        </table:table-row>
        <table:table-row table:style-name="ro3">
          <table:table-cell office:value-type="string" table:style-name="ce5">
            <text:p><text:span text:style-name="T5">Tableau</text:span><text:span text:style-name="T6">: Superficie annuellement brulée par les incendies et feux de brousse entre 2020 -2024 <text:s/>par wilaya (%)</text:span></text:p>
          </table:table-cell>
          <table:table-cell table:style-name="ce21"/>
          <table:table-cell table:number-columns-repeated="5" table:style-name="ce5"/>
          <table:table-cell table:number-columns-repeated="16377"/>
        </table:table-row>
        <table:table-row table:style-name="ro4">
          <table:table-cell office:value-type="string" table:style-name="ce6">
            <text:p>Wilaya<text:s/></text:p>
          </table:table-cell>
          <table:table-cell office:value-type="string" table:style-name="ce7">
            <text:p>2020-2021</text:p>
          </table:table-cell>
          <table:table-cell office:value-type="string" table:style-name="ce7">
            <text:p>2021-2022</text:p>
          </table:table-cell>
          <table:table-cell office:value-type="string" table:style-name="ce7">
            <text:p>2022-2023</text:p>
          </table:table-cell>
          <table:table-cell office:value-type="string" table:style-name="ce7">
            <text:p>2023-2024</text:p>
          </table:table-cell>
          <table:table-cell office:value-type="string" table:style-name="ce7">
            <text:p>2024-2025</text:p>
          </table:table-cell>
          <table:table-cell office:value-type="string" table:style-name="ce8">
            <text:p>الولاية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Hodh Chargui</text:p>
          </table:table-cell>
          <table:table-cell office:value-type="float" office:value="2123.7750000000001" table:style-name="ce10">
            <text:p>2123,78</text:p>
          </table:table-cell>
          <table:table-cell office:value-type="float" office:value="715.66" table:style-name="ce10">
            <text:p>715,66</text:p>
          </table:table-cell>
          <table:table-cell office:value-type="float" office:value="1524.19" table:style-name="ce10">
            <text:p>1524,19</text:p>
          </table:table-cell>
          <table:table-cell office:value-type="float" office:value="490.065" table:style-name="ce10">
            <text:p>490,07</text:p>
          </table:table-cell>
          <table:table-cell office:value-type="float" office:value="478.19" table:style-name="ce10">
            <text:p>478,19</text:p>
          </table:table-cell>
          <table:table-cell office:value-type="string" table:style-name="ce11">
            <text:p>الحوض الشرقي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Hodh El Gharbi</text:p>
          </table:table-cell>
          <table:table-cell office:value-type="float" office:value="88.409000000000006" table:style-name="ce10">
            <text:p>88,41</text:p>
          </table:table-cell>
          <table:table-cell office:value-type="float" office:value="101.16" table:style-name="ce10">
            <text:p>101,16</text:p>
          </table:table-cell>
          <table:table-cell office:value-type="float" office:value="193.4725" table:style-name="ce10">
            <text:p>193,47</text:p>
          </table:table-cell>
          <table:table-cell office:value-type="float" office:value="203.17" table:style-name="ce10">
            <text:p>203,17</text:p>
          </table:table-cell>
          <table:table-cell office:value-type="float" office:value="169.32300000000001" table:style-name="ce10">
            <text:p>169,32</text:p>
          </table:table-cell>
          <table:table-cell office:value-type="string" table:style-name="ce12">
            <text:p>الحوض الغربي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Assaba</text:p>
          </table:table-cell>
          <table:table-cell office:value-type="float" office:value="293.35500000000002" table:style-name="ce10">
            <text:p>293,36</text:p>
          </table:table-cell>
          <table:table-cell office:value-type="float" office:value="45.182000000000002" table:style-name="ce10">
            <text:p>45,18</text:p>
          </table:table-cell>
          <table:table-cell office:value-type="float" office:value="81.481499999999997" table:style-name="ce10">
            <text:p>81,48</text:p>
          </table:table-cell>
          <table:table-cell office:value-type="float" office:value="164.83" table:style-name="ce10">
            <text:p>164,83</text:p>
          </table:table-cell>
          <table:table-cell office:value-type="float" office:value="53.87" table:style-name="ce10">
            <text:p>53,87</text:p>
          </table:table-cell>
          <table:table-cell office:value-type="string" table:style-name="ce12">
            <text:p>لعصابه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Gorgol</text:p>
          </table:table-cell>
          <table:table-cell office:value-type="float" office:value="12.406499999999999" table:style-name="ce10">
            <text:p>12,41</text:p>
          </table:table-cell>
          <table:table-cell office:value-type="float" office:value="88.36" table:style-name="ce10">
            <text:p>88,36</text:p>
          </table:table-cell>
          <table:table-cell office:value-type="float" office:value="440.64600000000002" table:style-name="ce10">
            <text:p>440,65</text:p>
          </table:table-cell>
          <table:table-cell office:value-type="float" office:value="80.061999999999998" table:style-name="ce10">
            <text:p>80,06</text:p>
          </table:table-cell>
          <table:table-cell office:value-type="float" office:value="362.71" table:style-name="ce10">
            <text:p>362,71</text:p>
          </table:table-cell>
          <table:table-cell office:value-type="string" table:style-name="ce12">
            <text:p>كوركول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Brakna</text:p>
          </table:table-cell>
          <table:table-cell office:value-type="float" office:value="1.212" table:style-name="ce10">
            <text:p>1,21</text:p>
          </table:table-cell>
          <table:table-cell office:value-type="float" office:value="11.7135" table:style-name="ce10">
            <text:p>11,71</text:p>
          </table:table-cell>
          <table:table-cell office:value-type="float" office:value="21.209499999999998" table:style-name="ce10">
            <text:p>21,21</text:p>
          </table:table-cell>
          <table:table-cell office:value-type="float" office:value="47.569000000000003" table:style-name="ce10">
            <text:p>47,57</text:p>
          </table:table-cell>
          <table:table-cell office:value-type="float" office:value="54.63" table:style-name="ce10">
            <text:p>54,63</text:p>
          </table:table-cell>
          <table:table-cell office:value-type="string" table:style-name="ce12">
            <text:p>لبراكنة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Trarza</text:p>
          </table:table-cell>
          <table:table-cell office:value-type="float" office:value="1.7549999999999999" table:style-name="ce10">
            <text:p>1,76</text:p>
          </table:table-cell>
          <table:table-cell office:value-type="float" office:value="25.446200000000001" table:style-name="ce10">
            <text:p>25,45</text:p>
          </table:table-cell>
          <table:table-cell office:value-type="float" office:value="11.9" table:style-name="ce10">
            <text:p>11,90</text:p>
          </table:table-cell>
          <table:table-cell office:value-type="float" office:value="30.244" table:style-name="ce10">
            <text:p>30,24</text:p>
          </table:table-cell>
          <table:table-cell office:value-type="float" office:value="0.03" table:style-name="ce10">
            <text:p>0,03</text:p>
          </table:table-cell>
          <table:table-cell office:value-type="string" table:style-name="ce12">
            <text:p>اترارزة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Adrar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2">
            <text:p>آدرار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D. Nouadhibou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2">
            <text:p>داخلت انواذيبو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Tagant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float" office:value="1.5" table:style-name="ce10">
            <text:p>1,50</text:p>
          </table:table-cell>
          <table:table-cell office:value-type="string" table:style-name="ce12">
            <text:p>تكانت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Guidimakha</text:p>
          </table:table-cell>
          <table:table-cell office:value-type="float" office:value="106.261" table:style-name="ce10">
            <text:p>106,26</text:p>
          </table:table-cell>
          <table:table-cell office:value-type="float" office:value="124.3145" table:style-name="ce10">
            <text:p>124,31</text:p>
          </table:table-cell>
          <table:table-cell office:value-type="float" office:value="84.140500000000003" table:style-name="ce10">
            <text:p>84,14</text:p>
          </table:table-cell>
          <table:table-cell office:value-type="float" office:value="129.44" table:style-name="ce10">
            <text:p>129,44</text:p>
          </table:table-cell>
          <table:table-cell office:value-type="float" office:value="230.9" table:style-name="ce10">
            <text:p>230,90</text:p>
          </table:table-cell>
          <table:table-cell office:value-type="string" table:style-name="ce12">
            <text:p>كيدي ماغا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Tiris Zemmour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2">
            <text:p>تيرس زمور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lnchiri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0">
            <text:p>NS</text:p>
          </table:table-cell>
          <table:table-cell office:value-type="string" table:style-name="ce13">
            <text:p>اينشيري</text:p>
          </table:table-cell>
          <table:table-cell table:number-columns-repeated="16377"/>
        </table:table-row>
        <table:table-row table:style-name="ro4">
          <table:table-cell office:value-type="string" table:style-name="ce14">
            <text:p>Total National</text:p>
          </table:table-cell>
          <table:table-cell table:number-columns-repeated="5" table:style-name="ce15"/>
          <table:table-cell office:value-type="string" table:style-name="ce16">
            <text:p>المجموع الوطني</text:p>
          </table:table-cell>
          <table:table-cell table:number-columns-repeated="16377"/>
        </table:table-row>
        <table:table-row table:style-name="ro5">
          <table:table-cell office:value-type="string" table:style-name="ce17">
            <text:p>Ministère de L'Environnement et du Développement Durable.</text:p>
          </table:table-cell>
          <table:table-cell table:number-columns-repeated="5" table:style-name="ce18"/>
          <table:table-cell office:value-type="string" table:style-name="ce19">
            <text:p>المصدر :<text:s/><text:span text:style-name="T2">وزارة البيئة</text:span><text:s/>والتنمية المستدامة</text:p>
          </table:table-cell>
          <table:table-cell table:number-columns-repeated="16377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Sakkal Majalla" svg:font-family="&quot;Sakkal Majalla&quot;"/>
    <style:font-face style:name="MS Sans Serif" svg:font-family="&quot;MS Sans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Boubecrine El Moktar Cheikh</meta:initial-creator>
    <dc:creator>Boubecrine El Moktar Cheikh</dc:creator>
    <meta:creation-date>2025-10-14T11:03:06Z</meta:creation-date>
    <dc:date>2025-10-14T11:04:50Z</dc:date>
  </office:meta>
</office:document-meta>
</file>